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Screenshot_2026-03-11_18-03-24.png" manifest:media-type="image/png"/>
  <manifest:file-entry manifest:full-path="Pictures/Screenshot_2026-03-11_18-03-46.png" manifest:media-type="image/png"/>
  <manifest:file-entry manifest:full-path="Pictures/Screenshot_2026-03-11_18-03-56.png" manifest:media-type="image/png"/>
  <manifest:file-entry manifest:full-path="Pictures/Screenshot_2026-03-11_18-04-06.png" manifest:media-type="image/png"/>
  <manifest:file-entry manifest:full-path="Pictures/Screenshot_2026-03-11_18-04-15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automatic-styles>
    <style:style style:name="CellHeader" style:family="table-cell" style:display-name="CellHeader">
      <style:table-cell-properties fo:background-color="#1A3A5C" fo:border="0.5pt solid #CCCCCC" fo:padding="0.12cm" style:vertical-align="middle"/>
    </style:style>
    <style:style style:name="CellWhite" style:family="table-cell" style:display-name="CellWhite">
      <style:table-cell-properties fo:background-color="#FFFFFF" fo:border="0.5pt solid #CCCCCC" fo:padding="0.12cm" style:vertical-align="middle"/>
    </style:style>
    <style:style style:name="CellGray" style:family="table-cell" style:display-name="CellGray">
      <style:table-cell-properties fo:background-color="#F5F5F5" fo:border="0.5pt solid #CCCCCC" fo:padding="0.12cm" style:vertical-align="middle"/>
    </style:style>
    <style:style style:name="Tbl" style:family="table" style:display-name="Tbl">
      <style:table-properties style:width="17.000cm" table:align="margins"/>
    </style:style>
    <style:style style:name="PageBreakPara" style:family="paragraph" style:display-name="PageBreakPara">
      <style:paragraph-properties fo:break-after="page"/>
      <style:text-properties fo:font-size="1pt"/>
    </style:style>
    <style:style style:name="C2a" style:family="table-column" style:display-name="C2a">
      <style:table-column-properties style:column-width="3.200cm"/>
    </style:style>
    <style:style style:name="C2b" style:family="table-column" style:display-name="C2b">
      <style:table-column-properties style:column-width="13.600cm"/>
    </style:style>
    <style:style style:name="C3_0" style:family="table-column" style:display-name="C3_0">
      <style:table-column-properties style:column-width="3.000cm"/>
    </style:style>
    <style:style style:name="C3_1" style:family="table-column" style:display-name="C3_1">
      <style:table-column-properties style:column-width="2.800cm"/>
    </style:style>
    <style:style style:name="C3_2" style:family="table-column" style:display-name="C3_2">
      <style:table-column-properties style:column-width="11.000cm"/>
    </style:style>
    <style:style style:name="C4_0" style:family="table-column" style:display-name="C4_0">
      <style:table-column-properties style:column-width="2.800cm"/>
    </style:style>
    <style:style style:name="C4_1" style:family="table-column" style:display-name="C4_1">
      <style:table-column-properties style:column-width="6.500cm"/>
    </style:style>
    <style:style style:name="C4_2" style:family="table-column" style:display-name="C4_2">
      <style:table-column-properties style:column-width="6.500cm"/>
    </style:style>
    <style:style style:name="C4_3" style:family="table-column" style:display-name="C4_3">
      <style:table-column-properties style:column-width="1.200cm"/>
    </style:style>
  </office:automatic-styles>
  <office:body>
    <office:text>
      <text:p text:style-name="Spacer"/>
      <text:p text:style-name="Spacer"/>
      <text:p text:style-name="Spacer"/>
      <text:p text:style-name="Title">⚡  CRYPTO SCALP SCANNER</text:p>
      <text:p text:style-name="Subtitle">Complete User Guide &amp; Reference — v9</text:p>
      <text:p text:style-name="Spacer"/>
      <text:p text:style-name="Body"><text:span text:style-name="BoldGreen">▸  </text:span>Real-time Binance scanner for sub-$1 coins with multi-indicator scoring</text:p>
      <text:p text:style-name="Body"><text:span text:style-name="BoldGreen">▸  </text:span>Live trade journal with auto SL/TP detection and equity curve</text:p>
      <text:p text:style-name="Body"><text:span text:style-name="BoldGreen">▸  </text:span>Multi-channel alerts: Sound · Desktop · Telegram · WhatsApp (PicoClaw)</text:p>
      <text:p text:style-name="Body"><text:span text:style-name="BoldGreen">▸  </text:span>No API key required — Binance public endpoints only</text:p>
      <text:p text:style-name="Body"><text:span text:style-name="BoldGreen">▸  </text:span>Runs on Linux · Windows · macOS</text:p>
      <text:p text:style-name="Spacer"/>
      <text:p text:style-name="Body"><text:span text:style-name="Mono">  Python 3.10+  </text:span>   <text:span text:style-name="Mono">  PyQt6  </text:span>   <text:span text:style-name="Mono">  Arch Linux  </text:span>   <text:span text:style-name="Mono">  Windows  </text:span>   <text:span text:style-name="Mono">  macOS  </text:span>   </text:p>
      <text:p text:style-name="Spacer"/>
      <text:p text:style-name="PageBreakPara"/>
      <text:h text:outline-level="1" text:style-name="Heading1">Table of Contents</text:h>
      <text:p text:style-name="TOCEntry1"><text:span text:style-name="BoldBlue">1.  </text:span>Installation</text:p>
      <text:p text:style-name="TOCEntry1"><text:span text:style-name="BoldBlue">2.  </text:span>Tab 1 — Scanner</text:p>
      <text:p text:style-name="TOCEntry1"><text:span text:style-name="BoldBlue">3.  </text:span>Tab 2 — Top Picks</text:p>
      <text:p text:style-name="TOCEntry1"><text:span text:style-name="BoldBlue">4.  </text:span>Tab 3 — Config</text:p>
      <text:p text:style-name="TOCEntry1"><text:span text:style-name="BoldBlue">5.  </text:span>Tab 4 — Alerts</text:p>
      <text:p text:style-name="TOCEntry1"><text:span text:style-name="BoldBlue">6.  </text:span>Tab 5 — Trades</text:p>
      <text:p text:style-name="TOCEntry1"><text:span text:style-name="BoldBlue">7.  </text:span>How Scoring Works</text:p>
      <text:p text:style-name="TOCEntry1"><text:span text:style-name="BoldBlue">8.  </text:span>Full Workflow Example</text:p>
      <text:p text:style-name="TOCEntry1"><text:span text:style-name="BoldBlue">9.  </text:span>Keyboard &amp; Mouse Shortcuts</text:p>
      <text:p text:style-name="Spacer"/>
      <text:p text:style-name="PageBreakPara"/>
      <text:h text:outline-level="1" text:style-name="Heading1">1 — Installation</text:h>
      <text:p text:style-name="StepTitle"><text:span text:style-name="BoldBlue">Step 1:  </text:span>Install Python dependencies</text:p>
      <text:p text:style-name="StepBody">On Arch Linux, add --break-system-packages to the pip command.</text:p>
      <text:p text:style-name="Code">pip install PyQt6 requests</text:p>
      <text:p text:style-name="StepTitle"><text:span text:style-name="BoldBlue">Step 2:  </text:span>Run the application</text:p>
      <text:p text:style-name="StepBody">The app uses only Binance public REST endpoints — no account or API key needed.</text:p>
      <text:p text:style-name="Code">python crypto_scanner_v9.py</text:p>
      <text:p text:style-name="StepTitle"><text:span text:style-name="BoldBlue">Step 3:  </text:span>Optional: install a monospace font for crisp text</text:p>
      <text:p text:style-name="StepBody">Arch: sudo pacman -S ttf-jetbrains-mono   ·   Windows: Consolas is built-in   ·   macOS: Menlo is built-in</text:p>
      <text:p text:style-name="InfoBoxGreen">💡  No API key needed. The scanner uses Binance public REST endpoints only — no account, no login, no rate-limit concerns for normal usage.</text:p>
      <text:p text:style-name="Spacer"/>
      <text:h text:outline-level="1" text:style-name="Heading1">2 — Tab 1: Scanner</text:h>
      <text:p text:style-name="Body">The Scanner table is the engine room. After hitting ⚡ SCAN, every qualifying coin appears as a row with all its indicator values. Click any column header to sort. Double-click a row to open the full detail popup. Right-click to enter a trade.</text:p>
      <text:p text:style-name="Spacer"/>
      <text:p text:style-name="Body"><draw:frame draw:style-name="Graphics" svg:width="17.000cm" svg:height="9.256cm" text:anchor-type="as-char"><draw:image xlink:href="Pictures/Screenshot_2026-03-11_18-03-24.png" xlink:type="simple" xlink:show="embed" xlink:actuate="onLoad"/></draw:frame></text:p>
      <text:p text:style-name="Caption">Figure 1 — Scanner tab showing 18 coins after a scan, sorted by Pot% descending.</text:p>
      <text:p text:style-name="Spacer"/>
      <text:h text:outline-level="2" text:style-name="Heading2">Column Reference</text:h>
      <table:table table:style-name="Tbl">
        <table:table-column table:style-name="C2a"/>
        <table:table-column table:style-name="C2b"/>
        <table:table-row>
          <table:table-cell table:style-name="CellHeader">
            <text:p text:style-name="TableHeader">Column</text:p>
          </table:table-cell>
          <table:table-cell table:style-name="CellHeader">
            <text:p text:style-name="TableHeader">Description</text:p>
          </table:table-cell>
        </table:table-row>
        <table:table-row>
          <table:table-cell table:style-name="CellWhite">
            <text:p text:style-name="TableCellBold">Symbol</text:p>
          </table:table-cell>
          <table:table-cell table:style-name="CellWhite">
            <text:p text:style-name="TableCell">Trading pair name. Double-click any row to open the full detail popup with candlestick chart and pre-calculated trade setup.</text:p>
          </table:table-cell>
        </table:table-row>
        <table:table-row>
          <table:table-cell table:style-name="CellGray">
            <text:p text:style-name="TableCellBold">Price</text:p>
          </table:table-cell>
          <table:table-cell table:style-name="CellGray">
            <text:p text:style-name="TableCell">Current last price in USDT from Binance live ticker.</text:p>
          </table:table-cell>
        </table:table-row>
        <table:table-row>
          <table:table-cell table:style-name="CellWhite">
            <text:p text:style-name="TableCellBold">24h%</text:p>
          </table:table-cell>
          <table:table-cell table:style-name="CellWhite">
            <text:p text:style-name="TableCell">Price change over last 24 hours. Green = up, Red = down. Strong negative = potential LONG bounce. Strong positive = SHORT candidate.</text:p>
          </table:table-cell>
        </table:table-row>
        <table:table-row>
          <table:table-cell table:style-name="CellGray">
            <text:p text:style-name="TableCellBold">RSI</text:p>
          </table:table-cell>
          <table:table-cell table:style-name="CellGray">
            <text:p text:style-name="TableCell">14-period RSI shown as mini bar + number. Below 40 = oversold → LONG signal. Above 60 = overbought → SHORT signal.</text:p>
          </table:table-cell>
        </table:table-row>
        <table:table-row>
          <table:table-cell table:style-name="CellWhite">
            <text:p text:style-name="TableCellBold">StRSI</text:p>
          </table:table-cell>
          <table:table-cell table:style-name="CellWhite">
            <text:p text:style-name="TableCell">Stochastic RSI — faster oscillator. Below 20 = strongly oversold. Above 80 = strongly overbought. More sensitive than regular RSI.</text:p>
          </table:table-cell>
        </table:table-row>
        <table:table-row>
          <table:table-cell table:style-name="CellGray">
            <text:p text:style-name="TableCellBold">MACD ▲▼</text:p>
          </table:table-cell>
          <table:table-cell table:style-name="CellGray">
            <text:p text:style-name="TableCell">▲ = MACD histogram positive (bullish momentum). ▼ = negative (bearish). Fresh crossovers score 3×, stale ones only 1×.</text:p>
          </table:table-cell>
        </table:table-row>
        <table:table-row>
          <table:table-cell table:style-name="CellWhite">
            <text:p text:style-name="TableCellBold">BB%</text:p>
          </table:table-cell>
          <table:table-cell table:style-name="CellWhite">
            <text:p text:style-name="TableCell">Bollinger Band position. 0% = price at lower band (LONG setup). 100% = at upper band (SHORT setup).</text:p>
          </table:table-cell>
        </table:table-row>
        <table:table-row>
          <table:table-cell table:style-name="CellGray">
            <text:p text:style-name="TableCellBold">Vol 24h</text:p>
          </table:table-cell>
          <table:table-cell table:style-name="CellGray">
            <text:p text:style-name="TableCell">24-hour volume in USDT. Must exceed Min Volume filter (default $1M) to appear in results.</text:p>
          </table:table-cell>
        </table:table-row>
        <table:table-row>
          <table:table-cell table:style-name="CellWhite">
            <text:p text:style-name="TableCellBold">Signal</text:p>
          </table:table-cell>
          <table:table-cell table:style-name="CellWhite">
            <text:p text:style-name="TableCell">STRONG BUY / BUY / STRONG SELL / SELL / NEUTRAL — based on multi-indicator scoring. See Section 7.</text:p>
          </table:table-cell>
        </table:table-row>
        <table:table-row>
          <table:table-cell table:style-name="CellGray">
            <text:p text:style-name="TableCellBold">Pot%</text:p>
          </table:table-cell>
          <table:table-cell table:style-name="CellGray">
            <text:p text:style-name="TableCell">Profit Potential composite score 0–100%. Green ≥70%, Yellow 40–69%. Sort by this to rank best opportunities.</text:p>
          </table:table-cell>
        </table:table-row>
        <table:table-row>
          <table:table-cell table:style-name="CellWhite">
            <text:p text:style-name="TableCellBold">Exp%</text:p>
          </table:table-cell>
          <table:table-cell table:style-name="CellWhite">
            <text:p text:style-name="TableCell">Expected price move based on ATR + volume. Higher = bigger expected swing.</text:p>
          </table:table-cell>
        </table:table-row>
        <table:table-row>
          <table:table-cell table:style-name="CellGray">
            <text:p text:style-name="TableCellBold">L/S</text:p>
          </table:table-cell>
          <table:table-cell table:style-name="CellGray">
            <text:p text:style-name="TableCell">Long/Short raw score e.g. L8/S2. The higher side wins. Maximum theoretical score ~13.</text:p>
          </table:table-cell>
        </table:table-row>
        <table:table-row>
          <table:table-cell table:style-name="CellWhite">
            <text:p text:style-name="TableCellBold">Pattern</text:p>
          </table:table-cell>
          <table:table-cell table:style-name="CellWhite">
            <text:p text:style-name="TableCell">Candlestick pattern: Hammer, Shooting Star, Bullish/Bearish Engulf, Vol Spike ↑↓, Doji, Squeeze, Uptrend, Downtrend.</text:p>
          </table:table-cell>
        </table:table-row>
        <table:table-row>
          <table:table-cell table:style-name="CellGray">
            <text:p text:style-name="TableCellBold">Sparkline</text:p>
          </table:table-cell>
          <table:table-cell table:style-name="CellGray">
            <text:p text:style-name="TableCell">Mini price chart of last 50 candles. Green line = up. Red line = down. Instant visual of recent momentum.</text:p>
          </table:table-cell>
        </table:table-row>
        <table:table-row>
          <table:table-cell table:style-name="CellWhite">
            <text:p text:style-name="TableCellBold">Age / Conf / 1H</text:p>
          </table:table-cell>
          <table:table-cell table:style-name="CellWhite">
            <text:p text:style-name="TableCell">Age: time since signal appeared (green &lt;30s, yellow &lt;5m, red = stale). Conf: confirmation count. 1H: 1-hour trend arrow ↑↓→.</text:p>
          </table:table-cell>
        </table:table-row>
      </table:table>
      <text:p text:style-name="Spacer"/>
      <text:h text:outline-level="2" text:style-name="Heading2">Right-click Context Menu</text:h>
      <text:p text:style-name="Body">Right-click any row in the Scanner to enter a trade or open the coin on Binance. The signal-matching side (LONG for BUY signals, SHORT for SELL signals) is highlighted with ★.</text:p>
      <text:p text:style-name="InfoBox">How to enter a trade: Right-click the coin → select LONG or SHORT → review the confirm dialog with pre-filled Entry, SL, TP → set your USDT quantity → Confirm. The app switches to the Trades tab automatically.</text:p>
      <text:p text:style-name="Spacer"/>
      <text:h text:outline-level="2" text:style-name="Heading2">Double-click: Full Detail Popup</text:h>
      <text:p text:style-name="Body">Double-clicking any row opens a floating detail panel with a mini candlestick chart, full indicator readouts, support/resistance levels, and the complete pre-calculated trade setup. Press Esc or click outside to close the popup (Esc does NOT close the main app).</text:p>
      <text:p text:style-name="Spacer"/>
      <text:p text:style-name="PageBreakPara"/>
      <text:h text:outline-level="1" text:style-name="Heading1">3 — Tab 2: Top Picks</text:h>
      <text:p text:style-name="Body">Top Picks filters out NEUTRAL coins and presents only BUY and SELL candidates as rich cards. Fully scrollable — all qualifying coins are shown. Each card contains everything needed to make an entry decision without switching tabs.</text:p>
      <text:p text:style-name="Spacer"/>
      <text:p text:style-name="Body"><draw:frame draw:style-name="Graphics" svg:width="17.000cm" svg:height="9.256cm" text:anchor-type="as-char"><draw:image xlink:href="Pictures/Screenshot_2026-03-11_18-03-46.png" xlink:type="simple" xlink:show="embed" xlink:actuate="onLoad"/></draw:frame></text:p>
      <text:p text:style-name="Caption">Figure 2 — Top Picks tab showing LONG candidates (PIXEL, XAI, OPN, FET) and SHORT candidates below.</text:p>
      <text:p text:style-name="Spacer"/>
      <text:h text:outline-level="2" text:style-name="Heading2">Card Layout — Row by Row</text:h>
      <table:table table:style-name="Tbl">
        <table:table-column table:style-name="C2a"/>
        <table:table-column table:style-name="C2b"/>
        <table:table-row>
          <table:table-cell table:style-name="CellHeader">
            <text:p text:style-name="TableHeader">Row</text:p>
          </table:table-cell>
          <table:table-cell table:style-name="CellHeader">
            <text:p text:style-name="TableHeader">Content</text:p>
          </table:table-cell>
        </table:table-row>
        <table:table-row>
          <table:table-cell table:style-name="CellWhite">
            <text:p text:style-name="TableCellBold">Row 1 — Header</text:p>
          </table:table-cell>
          <table:table-cell table:style-name="CellWhite">
            <text:p text:style-name="TableCell">Symbol name · Signal badge (STRONG BUY / BUY / etc.) · ⚡ Pot% score (green ≥70%) · Expected move % · 24h% change right-aligned</text:p>
          </table:table-cell>
        </table:table-row>
        <table:table-row>
          <table:table-cell table:style-name="CellGray">
            <text:p text:style-name="TableCellBold">Row 2 — Quality bars</text:p>
          </table:table-cell>
          <table:table-cell table:style-name="CellGray">
            <text:p text:style-name="TableCell">Score bar filled to winning-side pts/10 · RSI bar (green if &lt;40, red if &gt;60) · BB% bar (green near 0, red near 100) · Conf count right-aligned</text:p>
          </table:table-cell>
        </table:table-row>
        <table:table-row>
          <table:table-cell table:style-name="CellWhite">
            <text:p text:style-name="TableCellBold">Row 3 — Trade setup</text:p>
          </table:table-cell>
          <table:table-cell table:style-name="CellWhite">
            <text:p text:style-name="TableCell">Entry price · SL (red) · TP1 (green) · TP2 · R/R ratio · Sup% (distance to support) · Res% (distance to resistance)</text:p>
          </table:table-cell>
        </table:table-row>
        <table:table-row>
          <table:table-cell table:style-name="CellGray">
            <text:p text:style-name="TableCellBold">Row 4 — Extras</text:p>
          </table:table-cell>
          <table:table-cell table:style-name="CellGray">
            <text:p text:style-name="TableCell">MACD ▲/▼ direction + raw value · StRSI number · 1H timeframe trend arrow · Volume multiplier · Candlestick pattern name</text:p>
          </table:table-cell>
        </table:table-row>
      </table:table>
      <text:p text:style-name="Spacer"/>
      <text:p text:style-name="InfoBoxGreen">Sup / Res explained:
Sup −1.0% = support is 1% below entry — price is sitting right on support, tight risk.
Res +18.7% = resistance is 18.7% above — well beyond TP1 and TP2, room to run without being blocked.</text:p>
      <text:p text:style-name="Spacer"/>
      <text:p text:style-name="PageBreakPara"/>
      <text:h text:outline-level="1" text:style-name="Heading1">4 — Tab 3: Config</text:h>
      <text:p text:style-name="Body">All scan parameters, risk settings and UI preferences live here. Changes take effect when you click ✓ Apply Settings.</text:p>
      <text:p text:style-name="Spacer"/>
      <text:p text:style-name="Body"><draw:frame draw:style-name="Graphics" svg:width="17.000cm" svg:height="9.256cm" text:anchor-type="as-char"><draw:image xlink:href="Pictures/Screenshot_2026-03-11_18-03-56.png" xlink:type="simple" xlink:show="embed" xlink:actuate="onLoad"/></draw:frame></text:p>
      <text:p text:style-name="Caption">Figure 3 — Config tab with Scan Filters, Risk Management, UI Appearance, Alerts toggle and Export.</text:p>
      <text:p text:style-name="Spacer"/>
      <text:h text:outline-level="2" text:style-name="Heading2">Settings Reference</text:h>
      <table:table table:style-name="Tbl">
        <table:table-column table:style-name="C3_0"/>
        <table:table-column table:style-name="C3_1"/>
        <table:table-column table:style-name="C3_2"/>
        <table:table-row>
          <table:table-cell table:style-name="CellHeader">
            <text:p text:style-name="TableHeader">Setting</text:p>
          </table:table-cell>
          <table:table-cell table:style-name="CellHeader">
            <text:p text:style-name="TableHeader">Default</text:p>
          </table:table-cell>
          <table:table-cell table:style-name="CellHeader">
            <text:p text:style-name="TableHeader">Description</text:p>
          </table:table-cell>
        </table:table-row>
        <table:table-row>
          <table:table-cell table:style-name="CellWhite">
            <text:p text:style-name="TableCellBold">Max Price ($)</text:p>
          </table:table-cell>
          <table:table-cell table:style-name="CellWhite">
            <text:p text:style-name="TableCell">$1.00</text:p>
          </table:table-cell>
          <table:table-cell table:style-name="CellWhite">
            <text:p text:style-name="TableCell">Only scan coins below this price. Keeps focus on sub-$1 high-momentum coins.</text:p>
          </table:table-cell>
        </table:table-row>
        <table:table-row>
          <table:table-cell table:style-name="CellGray">
            <text:p text:style-name="TableCellBold">Min Volume (USDT)</text:p>
          </table:table-cell>
          <table:table-cell table:style-name="CellGray">
            <text:p text:style-name="TableCell">$1,000,000</text:p>
          </table:table-cell>
          <table:table-cell table:style-name="CellGray">
            <text:p text:style-name="TableCell">Minimum 24h USDT volume. Filters illiquid coins that are hard to exit quickly.</text:p>
          </table:table-cell>
        </table:table-row>
        <table:table-row>
          <table:table-cell table:style-name="CellWhite">
            <text:p text:style-name="TableCellBold">Interval</text:p>
          </table:table-cell>
          <table:table-cell table:style-name="CellWhite">
            <text:p text:style-name="TableCell">5m</text:p>
          </table:table-cell>
          <table:table-cell table:style-name="CellWhite">
            <text:p text:style-name="TableCell">Candle timeframe for all indicators. 5m = optimal for scalping. 1m = noisier, 15m = slower signals.</text:p>
          </table:table-cell>
        </table:table-row>
        <table:table-row>
          <table:table-cell table:style-name="CellGray">
            <text:p text:style-name="TableCellBold">Top N Coins</text:p>
          </table:table-cell>
          <table:table-cell table:style-name="CellGray">
            <text:p text:style-name="TableCell">30</text:p>
          </table:table-cell>
          <table:table-cell table:style-name="CellGray">
            <text:p text:style-name="TableCell">How many coins to analyse per scan. More = slower but wider coverage of the market.</text:p>
          </table:table-cell>
        </table:table-row>
        <table:table-row>
          <table:table-cell table:style-name="CellWhite">
            <text:p text:style-name="TableCellBold">Candles to Fetch</text:p>
          </table:table-cell>
          <table:table-cell table:style-name="CellWhite">
            <text:p text:style-name="TableCell">50</text:p>
          </table:table-cell>
          <table:table-cell table:style-name="CellWhite">
            <text:p text:style-name="TableCell">Lookback window for all indicator calculations. Minimum 30 recommended.</text:p>
          </table:table-cell>
        </table:table-row>
        <table:table-row>
          <table:table-cell table:style-name="CellGray">
            <text:p text:style-name="TableCellBold">Stop Loss %</text:p>
          </table:table-cell>
          <table:table-cell table:style-name="CellGray">
            <text:p text:style-name="TableCell">3.0%</text:p>
          </table:table-cell>
          <table:table-cell table:style-name="CellGray">
            <text:p text:style-name="TableCell">SL distance from entry. Used in all pre-calculated trade setups in Top Picks and detail popup.</text:p>
          </table:table-cell>
        </table:table-row>
        <table:table-row>
          <table:table-cell table:style-name="CellWhite">
            <text:p text:style-name="TableCellBold">Take Profit %</text:p>
          </table:table-cell>
          <table:table-cell table:style-name="CellWhite">
            <text:p text:style-name="TableCell">5.0%</text:p>
          </table:table-cell>
          <table:table-cell table:style-name="CellWhite">
            <text:p text:style-name="TableCell">TP1 distance. R/R = TP ÷ SL. Default 5÷3 = 1.67×. Always aim for R/R ≥ 1.5.</text:p>
          </table:table-cell>
        </table:table-row>
        <table:table-row>
          <table:table-cell table:style-name="CellGray">
            <text:p text:style-name="TableCellBold">TP2 % (extended)</text:p>
          </table:table-cell>
          <table:table-cell table:style-name="CellGray">
            <text:p text:style-name="TableCell">10.0%</text:p>
          </table:table-cell>
          <table:table-cell table:style-name="CellGray">
            <text:p text:style-name="TableCell">Extended target for runners. Move SL to breakeven after TP1 is hit.</text:p>
          </table:table-cell>
        </table:table-row>
        <table:table-row>
          <table:table-cell table:style-name="CellWhite">
            <text:p text:style-name="TableCellBold">R/R Ratio</text:p>
          </table:table-cell>
          <table:table-cell table:style-name="CellWhite">
            <text:p text:style-name="TableCell">1.67× (auto)</text:p>
          </table:table-cell>
          <table:table-cell table:style-name="CellWhite">
            <text:p text:style-name="TableCell">Auto-calculated live as you change SL% or TP%. Read-only display.</text:p>
          </table:table-cell>
        </table:table-row>
        <table:table-row>
          <table:table-cell table:style-name="CellGray">
            <text:p text:style-name="TableCellBold">Font Size</text:p>
          </table:table-cell>
          <table:table-cell table:style-name="CellGray">
            <text:p text:style-name="TableCell">16px</text:p>
          </table:table-cell>
          <table:table-cell table:style-name="CellGray">
            <text:p text:style-name="TableCell">Resize all UI text. Resize the window after changing to reflow column widths.</text:p>
          </table:table-cell>
        </table:table-row>
      </table:table>
      <text:p text:style-name="Spacer"/>
      <text:p text:style-name="InfoBoxAmber">💡  R/R updates live as you change SL% or TP%. Never take trades below 1.0× R/R — the math works against you long-term. The default 1.67× means each winner recovers 1.67 losers.</text:p>
      <text:p text:style-name="Spacer"/>
      <text:h text:outline-level="2" text:style-name="Heading2">Alerts Master Toggle &amp; Export</text:h>
      <text:p text:style-name="Body">The Alerts section contains a single ON/OFF toggle button. When green, all alert channels are active. Click to disable all alerts at once without changing individual channel settings.</text:p>
      <text:p text:style-name="Body">The Export section lets you save the last scan results to a timestamped JSON file. Useful for offline analysis or logging.</text:p>
      <text:p text:style-name="Spacer"/>
      <text:p text:style-name="PageBreakPara"/>
      <text:h text:outline-level="1" text:style-name="Heading1">5 — Tab 4: Alerts</text:h>
      <text:p text:style-name="Body">Enable auto-scan so the app monitors Binance in the background while you do other things. Configure which signal types trigger notifications and which delivery channels are active.</text:p>
      <text:p text:style-name="Spacer"/>
      <text:p text:style-name="Body"><draw:frame draw:style-name="Graphics" svg:width="17.000cm" svg:height="9.256cm" text:anchor-type="as-char"><draw:image xlink:href="Pictures/Screenshot_2026-03-11_18-04-06.png" xlink:type="simple" xlink:show="embed" xlink:actuate="onLoad"/></draw:frame></text:p>
      <text:p text:style-name="Caption">Figure 4 — Alerts tab showing auto-scan config, notification channels and alert history log.</text:p>
      <text:p text:style-name="Spacer"/>
      <text:h text:outline-level="2" text:style-name="Heading2">Auto-Scan Trigger Settings</text:h>
      <table:table table:style-name="Tbl">
        <table:table-column table:style-name="C3_0"/>
        <table:table-column table:style-name="C3_1"/>
        <table:table-column table:style-name="C3_2"/>
        <table:table-row>
          <table:table-cell table:style-name="CellHeader">
            <text:p text:style-name="TableHeader">Setting</text:p>
          </table:table-cell>
          <table:table-cell table:style-name="CellHeader">
            <text:p text:style-name="TableHeader">Default</text:p>
          </table:table-cell>
          <table:table-cell table:style-name="CellHeader">
            <text:p text:style-name="TableHeader">Description</text:p>
          </table:table-cell>
        </table:table-row>
        <table:table-row>
          <table:table-cell table:style-name="CellWhite">
            <text:p text:style-name="TableCellBold">Enable auto-scan</text:p>
          </table:table-cell>
          <table:table-cell table:style-name="CellWhite">
            <text:p text:style-name="TableCell">Off</text:p>
          </table:table-cell>
          <table:table-cell table:style-name="CellWhite">
            <text:p text:style-name="TableCell">Check to start background scanning. The status bar shows scan progress.</text:p>
          </table:table-cell>
        </table:table-row>
        <table:table-row>
          <table:table-cell table:style-name="CellGray">
            <text:p text:style-name="TableCellBold">Scan interval</text:p>
          </table:table-cell>
          <table:table-cell table:style-name="CellGray">
            <text:p text:style-name="TableCell">30s</text:p>
          </table:table-cell>
          <table:table-cell table:style-name="CellGray">
            <text:p text:style-name="TableCell">How often to scan. 30–60s is practical. Shorter = more API calls.</text:p>
          </table:table-cell>
        </table:table-row>
        <table:table-row>
          <table:table-cell table:style-name="CellWhite">
            <text:p text:style-name="TableCellBold">Minimum signal</text:p>
          </table:table-cell>
          <table:table-cell table:style-name="CellWhite">
            <text:p text:style-name="TableCell">STRONG BUY</text:p>
          </table:table-cell>
          <table:table-cell table:style-name="CellWhite">
            <text:p text:style-name="TableCell">Only alert when a signal meets or exceeds this threshold.</text:p>
          </table:table-cell>
        </table:table-row>
        <table:table-row>
          <table:table-cell table:style-name="CellGray">
            <text:p text:style-name="TableCellBold">Min Potential %</text:p>
          </table:table-cell>
          <table:table-cell table:style-name="CellGray">
            <text:p text:style-name="TableCell">40%</text:p>
          </table:table-cell>
          <table:table-cell table:style-name="CellGray">
            <text:p text:style-name="TableCell">Ignore signals below this Pot% score. Filters weak setups.</text:p>
          </table:table-cell>
        </table:table-row>
        <table:table-row>
          <table:table-cell table:style-name="CellWhite">
            <text:p text:style-name="TableCellBold">Min Exp Move %</text:p>
          </table:table-cell>
          <table:table-cell table:style-name="CellWhite">
            <text:p text:style-name="TableCell">5.0%</text:p>
          </table:table-cell>
          <table:table-cell table:style-name="CellWhite">
            <text:p text:style-name="TableCell">Ignore coins with low expected volatility. Filters illiquid, flat coins.</text:p>
          </table:table-cell>
        </table:table-row>
      </table:table>
      <text:p text:style-name="Spacer"/>
      <text:h text:outline-level="2" text:style-name="Heading2">Notification Channels</text:h>
      <table:table table:style-name="Tbl">
        <table:table-column table:style-name="C3_0"/>
        <table:table-column table:style-name="C3_1"/>
        <table:table-column table:style-name="C3_2"/>
        <table:table-row>
          <table:table-cell table:style-name="CellHeader">
            <text:p text:style-name="TableHeader">Channel</text:p>
          </table:table-cell>
          <table:table-cell table:style-name="CellHeader">
            <text:p text:style-name="TableHeader">Status</text:p>
          </table:table-cell>
          <table:table-cell table:style-name="CellHeader">
            <text:p text:style-name="TableHeader">Notes</text:p>
          </table:table-cell>
        </table:table-row>
        <table:table-row>
          <table:table-cell table:style-name="CellWhite">
            <text:p text:style-name="TableCellBold">Sound alert</text:p>
          </table:table-cell>
          <table:table-cell table:style-name="CellWhite">
            <text:p text:style-name="TableCell">✓ On by default</text:p>
          </table:table-cell>
          <table:table-cell table:style-name="CellWhite">
            <text:p text:style-name="TableCell">Different tones for LONG vs SHORT via ffplay (Linux/macOS) or Windows audio.</text:p>
          </table:table-cell>
        </table:table-row>
        <table:table-row>
          <table:table-cell table:style-name="CellGray">
            <text:p text:style-name="TableCellBold">Desktop notification</text:p>
          </table:table-cell>
          <table:table-cell table:style-name="CellGray">
            <text:p text:style-name="TableCell">✓ On by default</text:p>
          </table:table-cell>
          <table:table-cell table:style-name="CellGray">
            <text:p text:style-name="TableCell">System tray notification via notify-send. Critical urgency for STRONG signals.</text:p>
          </table:table-cell>
        </table:table-row>
        <table:table-row>
          <table:table-cell table:style-name="CellWhite">
            <text:p text:style-name="TableCellBold">Telegram bot</text:p>
          </table:table-cell>
          <table:table-cell table:style-name="CellWhite">
            <text:p text:style-name="TableCell">Off by default</text:p>
          </table:table-cell>
          <table:table-cell table:style-name="CellWhite">
            <text:p text:style-name="TableCell">Formatted message to your Telegram bot. Requires Bot Token + Chat ID from @BotFather.</text:p>
          </table:table-cell>
        </table:table-row>
        <table:table-row>
          <table:table-cell table:style-name="CellGray">
            <text:p text:style-name="TableCellBold">WhatsApp via PicoClaw</text:p>
          </table:table-cell>
          <table:table-cell table:style-name="CellGray">
            <text:p text:style-name="TableCell">Off by default</text:p>
          </table:table-cell>
          <table:table-cell table:style-name="CellGray">
            <text:p text:style-name="TableCell">Routes via local PicoClaw bridge (Telegram→WhatsApp). Scan QR once, alerts forever.</text:p>
          </table:table-cell>
        </table:table-row>
      </table:table>
      <text:p text:style-name="Spacer"/>
      <text:h text:outline-level="3" text:style-name="Heading3">Setting Up Telegram Alerts</text:h>
      <text:p text:style-name="StepTitle"><text:span text:style-name="BoldBlue">Step 1:  </text:span>Create a Telegram bot</text:p>
      <text:p text:style-name="StepBody">Open Telegram → message @BotFather → send /newbot → follow prompts → copy the Bot Token.</text:p>
      <text:p text:style-name="StepTitle"><text:span text:style-name="BoldBlue">Step 2:  </text:span>Get your Chat ID</text:p>
      <text:p text:style-name="StepBody">Message @userinfobot on Telegram → it replies with your numeric Chat ID.</text:p>
      <text:p text:style-name="StepTitle"><text:span text:style-name="BoldBlue">Step 3:  </text:span>Enter credentials in the Alerts tab</text:p>
      <text:p text:style-name="StepBody">Paste Bot Token + Chat ID into the Telegram fields → Apply Alert Settings → Test Alerts Now to verify.</text:p>
      <text:p text:style-name="Spacer"/>
      <text:p text:style-name="InfoBox">Visual alerts always fire regardless of channel settings:
• Strong signal popup — floating panel with full trade setup appears over the app
• Window flash — app background flashes green (BUY) or red (SELL)
• Title bar flash — window title alternates signal + symbol for ~10 seconds
• Alert log entry — every alert is appended to the history log in this tab</text:p>
      <text:p text:style-name="Spacer"/>
      <text:p text:style-name="PageBreakPara"/>
      <text:h text:outline-level="1" text:style-name="Heading1">6 — Tab 5: Trades</text:h>
      <text:p text:style-name="Body">Every trade you enter is tracked here with live unrealised P&amp;L for open positions and cumulative statistics plus an equity curve for closed ones. All trades persist across sessions in ~/.crypto_scanner_trades.json</text:p>
      <text:p text:style-name="Spacer"/>
      <text:p text:style-name="Body"><draw:frame draw:style-name="Graphics" svg:width="17.000cm" svg:height="9.256cm" text:anchor-type="as-char"><draw:image xlink:href="Pictures/Screenshot_2026-03-11_18-04-15.png" xlink:type="simple" xlink:show="embed" xlink:actuate="onLoad"/></draw:frame></text:p>
      <text:p text:style-name="Caption">Figure 5 — Trades tab with one open SHORT trade (PIXEL), statistics panel and equity curve area.</text:p>
      <text:p text:style-name="Spacer"/>
      <text:h text:outline-level="2" text:style-name="Heading2">How to Enter a Trade</text:h>
      <text:p text:style-name="StepTitle"><text:span text:style-name="BoldBlue">Step 1:  </text:span>Find a signal in the Scanner tab</text:p>
      <text:p text:style-name="StepBody">Look for STRONG BUY or STRONG SELL with Pot% ≥70% and a fresh Age (green).</text:p>
      <text:p text:style-name="StepTitle"><text:span text:style-name="BoldBlue">Step 2:  </text:span>Right-click the coin → LONG or SHORT</text:p>
      <text:p text:style-name="StepBody">The signal-matching side is highlighted with ★ in the context menu.</text:p>
      <text:p text:style-name="StepTitle"><text:span text:style-name="BoldBlue">Step 3:  </text:span>Review the confirm dialog</text:p>
      <text:p text:style-name="StepBody">Entry price, SL, TP1, and TP2 are pre-filled from config. Set your USDT quantity. The dialog shows estimated cost and risk in USDT.</text:p>
      <text:p text:style-name="StepTitle"><text:span text:style-name="BoldBlue">Step 4:  </text:span>Confirm — app switches to Trades tab automatically</text:p>
      <text:p text:style-name="StepBody">The trade is saved immediately to ~/.crypto_scanner_trades.json.</text:p>
      <text:p text:style-name="Spacer"/>
      <text:h text:outline-level="2" text:style-name="Heading2">Trades Table Columns</text:h>
      <table:table table:style-name="Tbl">
        <table:table-column table:style-name="C2a"/>
        <table:table-column table:style-name="C2b"/>
        <table:table-row>
          <table:table-cell table:style-name="CellHeader">
            <text:p text:style-name="TableHeader">Column</text:p>
          </table:table-cell>
          <table:table-cell table:style-name="CellHeader">
            <text:p text:style-name="TableHeader">Description</text:p>
          </table:table-cell>
        </table:table-row>
        <table:table-row>
          <table:table-cell table:style-name="CellWhite">
            <text:p text:style-name="TableCellBold">Opened</text:p>
          </table:table-cell>
          <table:table-cell table:style-name="CellWhite">
            <text:p text:style-name="TableCell">Timestamp when the trade was entered.</text:p>
          </table:table-cell>
        </table:table-row>
        <table:table-row>
          <table:table-cell table:style-name="CellGray">
            <text:p text:style-name="TableCellBold">Symbol</text:p>
          </table:table-cell>
          <table:table-cell table:style-name="CellGray">
            <text:p text:style-name="TableCell">Trading pair (e.g. PIXELUSDT).</text:p>
          </table:table-cell>
        </table:table-row>
        <table:table-row>
          <table:table-cell table:style-name="CellWhite">
            <text:p text:style-name="TableCellBold">Side</text:p>
          </table:table-cell>
          <table:table-cell table:style-name="CellWhite">
            <text:p text:style-name="TableCell">LONG (green) or SHORT (red).</text:p>
          </table:table-cell>
        </table:table-row>
        <table:table-row>
          <table:table-cell table:style-name="CellGray">
            <text:p text:style-name="TableCellBold">Entry $</text:p>
          </table:table-cell>
          <table:table-cell table:style-name="CellGray">
            <text:p text:style-name="TableCell">Entry price at time of trade creation.</text:p>
          </table:table-cell>
        </table:table-row>
        <table:table-row>
          <table:table-cell table:style-name="CellWhite">
            <text:p text:style-name="TableCellBold">Qty</text:p>
          </table:table-cell>
          <table:table-cell table:style-name="CellWhite">
            <text:p text:style-name="TableCell">Position size in USDT.</text:p>
          </table:table-cell>
        </table:table-row>
        <table:table-row>
          <table:table-cell table:style-name="CellGray">
            <text:p text:style-name="TableCellBold">SL $</text:p>
          </table:table-cell>
          <table:table-cell table:style-name="CellGray">
            <text:p text:style-name="TableCell">Stop loss price level.</text:p>
          </table:table-cell>
        </table:table-row>
        <table:table-row>
          <table:table-cell table:style-name="CellWhite">
            <text:p text:style-name="TableCellBold">TP $</text:p>
          </table:table-cell>
          <table:table-cell table:style-name="CellWhite">
            <text:p text:style-name="TableCell">Take profit 1 price level.</text:p>
          </table:table-cell>
        </table:table-row>
        <table:table-row>
          <table:table-cell table:style-name="CellGray">
            <text:p text:style-name="TableCellBold">Exit $</text:p>
          </table:table-cell>
          <table:table-cell table:style-name="CellGray">
            <text:p text:style-name="TableCell">Live current price (~) for open trades, actual exit for closed.</text:p>
          </table:table-cell>
        </table:table-row>
        <table:table-row>
          <table:table-cell table:style-name="CellWhite">
            <text:p text:style-name="TableCellBold">P&amp;L</text:p>
          </table:table-cell>
          <table:table-cell table:style-name="CellWhite">
            <text:p text:style-name="TableCell">Live unrealised P&amp;L for open trades. Realised P&amp;L for closed. Shown as % and USDT.</text:p>
          </table:table-cell>
        </table:table-row>
        <table:table-row>
          <table:table-cell table:style-name="CellGray">
            <text:p text:style-name="TableCellBold">Status</text:p>
          </table:table-cell>
          <table:table-cell table:style-name="CellGray">
            <text:p text:style-name="TableCell">OPEN (green badge) or CLOSED (dim). Closed trades show WIN/LOSS reason.</text:p>
          </table:table-cell>
        </table:table-row>
      </table:table>
      <text:p text:style-name="Spacer"/>
      <text:h text:outline-level="2" text:style-name="Heading2">Auto SL/TP Hit Detection</text:h>
      <text:p text:style-name="InfoBoxRed">⚡  After every scan cycle (manual or auto), current prices are checked against all open trade SL/TP levels.
    • Price crosses Stop Loss → trade auto-closed as LOSS. Critical desktop notification + SL sound fires.
    • Price crosses Take Profit → trade auto-closed as WIN. TP notification + sound fires.
    Set your levels and let auto-scan run. You will be alerted when levels are hit.</text:p>
      <text:p text:style-name="Spacer"/>
      <text:h text:outline-level="2" text:style-name="Heading2">Action Buttons</text:h>
      <table:table table:style-name="Tbl">
        <table:table-column table:style-name="C2a"/>
        <table:table-column table:style-name="C2b"/>
        <table:table-row>
          <table:table-cell table:style-name="CellHeader">
            <text:p text:style-name="TableHeader">Button</text:p>
          </table:table-cell>
          <table:table-cell table:style-name="CellHeader">
            <text:p text:style-name="TableHeader">Action</text:p>
          </table:table-cell>
        </table:table-row>
        <table:table-row>
          <table:table-cell table:style-name="CellWhite">
            <text:p text:style-name="TableCellBold">✓ Close Selected</text:p>
          </table:table-cell>
          <table:table-cell table:style-name="CellWhite">
            <text:p text:style-name="TableCell">Close the selected trade at current market price. Records exit price and calculates final P&amp;L.</text:p>
          </table:table-cell>
        </table:table-row>
        <table:table-row>
          <table:table-cell table:style-name="CellGray">
            <text:p text:style-name="TableCellBold">✏ Edit Selected</text:p>
          </table:table-cell>
          <table:table-cell table:style-name="CellGray">
            <text:p text:style-name="TableCell">Edit entry price, stop loss, or take profit levels post-entry (e.g. move SL to breakeven after TP1).</text:p>
          </table:table-cell>
        </table:table-row>
        <table:table-row>
          <table:table-cell table:style-name="CellWhite">
            <text:p text:style-name="TableCellBold">✕ Delete</text:p>
          </table:table-cell>
          <table:table-cell table:style-name="CellWhite">
            <text:p text:style-name="TableCell">Remove the trade record entirely — does not affect any actual positions on Binance.</text:p>
          </table:table-cell>
        </table:table-row>
        <table:table-row>
          <table:table-cell table:style-name="CellGray">
            <text:p text:style-name="TableCellBold">↓ Export CSV</text:p>
          </table:table-cell>
          <table:table-cell table:style-name="CellGray">
            <text:p text:style-name="TableCell">Save all trade records to a timestamped CSV file for external analysis.</text:p>
          </table:table-cell>
        </table:table-row>
      </table:table>
      <text:p text:style-name="Spacer"/>
      <text:h text:outline-level="2" text:style-name="Heading2">Trade Statistics Panel</text:h>
      <text:p text:style-name="Body">The left panel shows live stats: Total trades · Open · Wins · Losses · Win rate · Avg win · Avg loss · Best trade · Worst trade · Profit Factor · Total P&amp;L.</text:p>
      <text:p text:style-name="Body">Profit Factor = total wins ÷ total losses. A value above 1.5 indicates a healthy edge. The equity curve on the right plots cumulative P&amp;L across all closed trades.</text:p>
      <text:p text:style-name="Spacer"/>
      <text:p text:style-name="PageBreakPara"/>
      <text:h text:outline-level="1" text:style-name="Heading1">7 — How Scoring Works</text:h>
      <text:p text:style-name="Body">Every coin is scored independently for LONG and SHORT. The higher-scoring side wins and determines the signal — provided it clears a minimum margin over the other side. No machine learning, no black box — pure deterministic rules you can read in the source code.</text:p>
      <text:p text:style-name="Spacer"/>
      <text:h text:outline-level="2" text:style-name="Heading2">Indicator Scoring Table</text:h>
      <table:table table:style-name="Tbl">
        <table:table-column table:style-name="C4_0"/>
        <table:table-column table:style-name="C4_1"/>
        <table:table-column table:style-name="C4_2"/>
        <table:table-column table:style-name="C4_3"/>
        <table:table-row>
          <table:table-cell table:style-name="CellHeader">
            <text:p text:style-name="TableHeader">Indicator</text:p>
          </table:table-cell>
          <table:table-cell table:style-name="CellHeader">
            <text:p text:style-name="TableHeader">LONG Points</text:p>
          </table:table-cell>
          <table:table-cell table:style-name="CellHeader">
            <text:p text:style-name="TableHeader">SHORT Points</text:p>
          </table:table-cell>
          <table:table-cell table:style-name="CellHeader">
            <text:p text:style-name="TableHeader">Max</text:p>
          </table:table-cell>
        </table:table-row>
        <table:table-row>
          <table:table-cell table:style-name="CellWhite">
            <text:p text:style-name="TableCellBold">RSI (14)</text:p>
          </table:table-cell>
          <table:table-cell table:style-name="CellWhite">
            <text:p text:style-name="TableCell">&lt;25→+5 · &lt;30→+4 · &lt;35→+3 · &lt;40→+2 · &lt;45→+1</text:p>
          </table:table-cell>
          <table:table-cell table:style-name="CellWhite">
            <text:p text:style-name="TableCell">&gt;75→+5 · &gt;70→+4 · &gt;65→+3 · &gt;60→+2 · &gt;55→+1</text:p>
          </table:table-cell>
          <table:table-cell table:style-name="CellWhite">
            <text:p text:style-name="TableCell">±5</text:p>
          </table:table-cell>
        </table:table-row>
        <table:table-row>
          <table:table-cell table:style-name="CellGray">
            <text:p text:style-name="TableCellBold">Stoch RSI</text:p>
          </table:table-cell>
          <table:table-cell table:style-name="CellGray">
            <text:p text:style-name="TableCell">&lt;20→+2 · &lt;40→+1</text:p>
          </table:table-cell>
          <table:table-cell table:style-name="CellGray">
            <text:p text:style-name="TableCell">&gt;80→+2 · &gt;60→+1</text:p>
          </table:table-cell>
          <table:table-cell table:style-name="CellGray">
            <text:p text:style-name="TableCell">±2</text:p>
          </table:table-cell>
        </table:table-row>
        <table:table-row>
          <table:table-cell table:style-name="CellWhite">
            <text:p text:style-name="TableCellBold">MACD</text:p>
          </table:table-cell>
          <table:table-cell table:style-name="CellWhite">
            <text:p text:style-name="TableCell">Positive + rising→+3 · Positive stale→+1</text:p>
          </table:table-cell>
          <table:table-cell table:style-name="CellWhite">
            <text:p text:style-name="TableCell">Negative + falling→+3 · Negative stale→+1</text:p>
          </table:table-cell>
          <table:table-cell table:style-name="CellWhite">
            <text:p text:style-name="TableCell">±3</text:p>
          </table:table-cell>
        </table:table-row>
        <table:table-row>
          <table:table-cell table:style-name="CellGray">
            <text:p text:style-name="TableCellBold">Bollinger Band</text:p>
          </table:table-cell>
          <table:table-cell table:style-name="CellGray">
            <text:p text:style-name="TableCell">pos&lt;10%→+3 · &lt;25%→+2 · &lt;40%→+1</text:p>
          </table:table-cell>
          <table:table-cell table:style-name="CellGray">
            <text:p text:style-name="TableCell">pos&gt;90%→+3 · &gt;75%→+2 · &gt;60%→+1</text:p>
          </table:table-cell>
          <table:table-cell table:style-name="CellGray">
            <text:p text:style-name="TableCell">±3</text:p>
          </table:table-cell>
        </table:table-row>
        <table:table-row>
          <table:table-cell table:style-name="CellWhite">
            <text:p text:style-name="TableCellBold">Pattern</text:p>
          </table:table-cell>
          <table:table-cell table:style-name="CellWhite">
            <text:p text:style-name="TableCell">Bullish pattern→+2 · Bearish pattern→−1 penalty</text:p>
          </table:table-cell>
          <table:table-cell table:style-name="CellWhite">
            <text:p text:style-name="TableCell">Bearish pattern→+2 · Bullish pattern→−1 penalty</text:p>
          </table:table-cell>
          <table:table-cell table:style-name="CellWhite">
            <text:p text:style-name="TableCell">±2</text:p>
          </table:table-cell>
        </table:table-row>
        <table:table-row>
          <table:table-cell table:style-name="CellGray">
            <text:p text:style-name="TableCellBold">24h Momentum</text:p>
          </table:table-cell>
          <table:table-cell table:style-name="CellGray">
            <text:p text:style-name="TableCell">24h&lt;−10%→+1 (bounce candidate)</text:p>
          </table:table-cell>
          <table:table-cell table:style-name="CellGray">
            <text:p text:style-name="TableCell">24h&gt;15%→+2 · &gt;8%→+1</text:p>
          </table:table-cell>
          <table:table-cell table:style-name="CellGray">
            <text:p text:style-name="TableCell">±2</text:p>
          </table:table-cell>
        </table:table-row>
      </table:table>
      <text:p text:style-name="Spacer"/>
      <text:h text:outline-level="2" text:style-name="Heading2">Signal Thresholds</text:h>
      <table:table table:style-name="Tbl">
        <table:table-column table:style-name="C2a"/>
        <table:table-column table:style-name="C2b"/>
        <table:table-row>
          <table:table-cell table:style-name="CellHeader">
            <text:p text:style-name="TableHeader">Signal</text:p>
          </table:table-cell>
          <table:table-cell table:style-name="CellHeader">
            <text:p text:style-name="TableHeader">Condition</text:p>
          </table:table-cell>
        </table:table-row>
        <table:table-row>
          <table:table-cell table:style-name="CellWhite">
            <text:p text:style-name="TableCellBold">STRONG BUY</text:p>
          </table:table-cell>
          <table:table-cell table:style-name="CellWhite">
            <text:p text:style-name="TableCell">Long score ≥ 6 AND margin over Short score ≥ 3</text:p>
          </table:table-cell>
        </table:table-row>
        <table:table-row>
          <table:table-cell table:style-name="CellGray">
            <text:p text:style-name="TableCellBold">BUY</text:p>
          </table:table-cell>
          <table:table-cell table:style-name="CellGray">
            <text:p text:style-name="TableCell">Long score ≥ 3 AND margin over Short score ≥ 2</text:p>
          </table:table-cell>
        </table:table-row>
        <table:table-row>
          <table:table-cell table:style-name="CellWhite">
            <text:p text:style-name="TableCellBold">STRONG SELL</text:p>
          </table:table-cell>
          <table:table-cell table:style-name="CellWhite">
            <text:p text:style-name="TableCell">Short score ≥ 6 AND margin over Long score ≥ 3</text:p>
          </table:table-cell>
        </table:table-row>
        <table:table-row>
          <table:table-cell table:style-name="CellGray">
            <text:p text:style-name="TableCellBold">SELL</text:p>
          </table:table-cell>
          <table:table-cell table:style-name="CellGray">
            <text:p text:style-name="TableCell">Short score ≥ 3 AND margin over Long score ≥ 2</text:p>
          </table:table-cell>
        </table:table-row>
        <table:table-row>
          <table:table-cell table:style-name="CellWhite">
            <text:p text:style-name="TableCellBold">NEUTRAL</text:p>
          </table:table-cell>
          <table:table-cell table:style-name="CellWhite">
            <text:p text:style-name="TableCell">Neither side clears the threshold — skip this coin</text:p>
          </table:table-cell>
        </table:table-row>
      </table:table>
      <text:p text:style-name="Spacer"/>
      <text:p text:style-name="InfoBoxAmber">💡  MACD freshness is the key improvement introduced in v3 of the scanner. A freshly rising MACD histogram scores +3 — three times more than a stale positive one (+1). This eliminates signals that look good on paper but are based on old, fading momentum.</text:p>
      <text:p text:style-name="Spacer"/>
      <text:h text:outline-level="2" text:style-name="Heading2">BB% Width Penalty</text:h>
      <text:p text:style-name="Body">When the Bollinger Band width exceeds 12% (very high volatility, bands are wide apart), the BB% score contribution is halved. This prevents false signals during explosive moves where price can ride the band for extended periods without a meaningful reversal.</text:p>
      <text:p text:style-name="Spacer"/>
      <text:p text:style-name="PageBreakPara"/>
      <text:h text:outline-level="1" text:style-name="Heading1">8 — Full Workflow Example</text:h>
      <text:p text:style-name="Body">A complete end-to-end example from opening the app to monitoring an active trade.</text:p>
      <text:p text:style-name="Spacer"/>
      <text:p text:style-name="StepTitle"><text:span text:style-name="BoldBlue">Step 1:  </text:span>First time: Configure your filters (Config tab)</text:p>
      <text:p text:style-name="StepBody">Set Max Price ($1.00), Min Volume ($1,000,000), Interval (5m), SL% (3), TP% (5). Click Apply Settings. These settings persist across restarts in ~/.crypto_scanner_settings.ini.</text:p>
      <text:p text:style-name="StepTitle"><text:span text:style-name="BoldBlue">Step 2:  </text:span>Enable auto-scan (Alerts tab)</text:p>
      <text:p text:style-name="StepBody">Tick 'Enable auto-scan alerts', set interval to 30–120 seconds, set Minimum signal to STRONG BUY. Click Apply Alert Settings. The scanner now runs in the background.</text:p>
      <text:p text:style-name="StepTitle"><text:span text:style-name="BoldBlue">Step 3:  </text:span>Hit ⚡ SCAN for an immediate scan</text:p>
      <text:p text:style-name="StepBody">Watch the status bar fill with progress. Takes approximately 10–30 seconds depending on Top N setting. Results populate the Scanner table sorted by Pot% descending.</text:p>
      <text:p text:style-name="StepTitle"><text:span text:style-name="BoldBlue">Step 4:  </text:span>Review the Top Picks tab</text:p>
      <text:p text:style-name="StepBody">Look for cards with: Score bar ≥7/10 · Fresh Age (green) · RSI deeply extreme · BB% near 0 for LONG or near 100 for SHORT · Sup% distance small · Res% bigger than your TP%.</text:p>
      <text:p text:style-name="StepTitle"><text:span text:style-name="BoldBlue">Step 5:  </text:span>Right-click the coin in Scanner → LONG or SHORT</text:p>
      <text:p text:style-name="StepBody">The signal-matching side is highlighted with ★. Review the confirm dialog — entry, SL, TP1, TP2 are pre-filled. Set your USDT quantity. Check the live cost/risk hint. Click Confirm.</text:p>
      <text:p text:style-name="StepTitle"><text:span text:style-name="BoldBlue">Step 6:  </text:span>Monitor in the Trades tab</text:p>
      <text:p text:style-name="StepBody">The app auto-closes your trade when SL or TP is hit on the next scan cycle. You receive a notification. Or manually close anytime via right-click → Close at current price.</text:p>
      <text:p text:style-name="StepTitle"><text:span text:style-name="BoldBlue">Step 7:  </text:span>Review your statistics</text:p>
      <text:p text:style-name="StepBody">After several trades, check Win Rate and Profit Factor in the stats panel. Profit Factor above 1.5 = healthy edge. The equity curve shows your cumulative P&amp;L trend.</text:p>
      <text:p text:style-name="Spacer"/>
      <text:p text:style-name="InfoBoxRed">⚠  Decision-support tool, not a trading bot. Trades are recorded manually by you. SL/TP hit detection is informational — execute actual trades on Binance yourself. Always manage your own risk. Past signal quality does not guarantee future results.</text:p>
      <text:p text:style-name="Spacer"/>
      <text:p text:style-name="PageBreakPara"/>
      <text:h text:outline-level="1" text:style-name="Heading1">9 — Keyboard &amp; Mouse Shortcuts</text:h>
      <text:p text:style-name="Spacer"/>
      <table:table table:style-name="Tbl">
        <table:table-column table:style-name="C2a"/>
        <table:table-column table:style-name="C2b"/>
        <table:table-row>
          <table:table-cell table:style-name="CellHeader">
            <text:p text:style-name="TableHeader">Key / Action</text:p>
          </table:table-cell>
          <table:table-cell table:style-name="CellHeader">
            <text:p text:style-name="TableHeader">Effect</text:p>
          </table:table-cell>
        </table:table-row>
        <table:table-row>
          <table:table-cell table:style-name="CellWhite">
            <text:p text:style-name="TableCellBold">Q</text:p>
          </table:table-cell>
          <table:table-cell table:style-name="CellWhite">
            <text:p text:style-name="TableCell">Close the application</text:p>
          </table:table-cell>
        </table:table-row>
        <table:table-row>
          <table:table-cell table:style-name="CellGray">
            <text:p text:style-name="TableCellBold">Ctrl + Q</text:p>
          </table:table-cell>
          <table:table-cell table:style-name="CellGray">
            <text:p text:style-name="TableCell">Close the application</text:p>
          </table:table-cell>
        </table:table-row>
        <table:table-row>
          <table:table-cell table:style-name="CellWhite">
            <text:p text:style-name="TableCellBold">Esc</text:p>
          </table:table-cell>
          <table:table-cell table:style-name="CellWhite">
            <text:p text:style-name="TableCell">Close the detail popup only — does NOT close the main app</text:p>
          </table:table-cell>
        </table:table-row>
        <table:table-row>
          <table:table-cell table:style-name="CellGray">
            <text:p text:style-name="TableCellBold">Double-click row (Scanner)</text:p>
          </table:table-cell>
          <table:table-cell table:style-name="CellGray">
            <text:p text:style-name="TableCell">Open full detail popup (chart + all indicators + trade setup)</text:p>
          </table:table-cell>
        </table:table-row>
        <table:table-row>
          <table:table-cell table:style-name="CellWhite">
            <text:p text:style-name="TableCellBold">Right-click row (Scanner)</text:p>
          </table:table-cell>
          <table:table-cell table:style-name="CellWhite">
            <text:p text:style-name="TableCell">Context menu: LONG / SHORT / Open on Binance / View Details</text:p>
          </table:table-cell>
        </table:table-row>
        <table:table-row>
          <table:table-cell table:style-name="CellGray">
            <text:p text:style-name="TableCellBold">Right-click row (Trades)</text:p>
          </table:table-cell>
          <table:table-cell table:style-name="CellGray">
            <text:p text:style-name="TableCell">Context menu: Close at market / Edit levels / Open on Binance / Delete</text:p>
          </table:table-cell>
        </table:table-row>
        <table:table-row>
          <table:table-cell table:style-name="CellWhite">
            <text:p text:style-name="TableCellBold">Click column header</text:p>
          </table:table-cell>
          <table:table-cell table:style-name="CellWhite">
            <text:p text:style-name="TableCell">Sort ascending; click again to reverse to descending</text:p>
          </table:table-cell>
        </table:table-row>
        <table:table-row>
          <table:table-cell table:style-name="CellGray">
            <text:p text:style-name="TableCellBold">Drag column edge</text:p>
          </table:table-cell>
          <table:table-cell table:style-name="CellGray">
            <text:p text:style-name="TableCell">Resize column — column locks to your manual width after dragging</text:p>
          </table:table-cell>
        </table:table-row>
        <table:table-row>
          <table:table-cell table:style-name="CellWhite">
            <text:p text:style-name="TableCellBold">⚙ Cols button (top bar)</text:p>
          </table:table-cell>
          <table:table-cell table:style-name="CellWhite">
            <text:p text:style-name="TableCell">Reset all column widths back to automatic proportional sizing</text:p>
          </table:table-cell>
        </table:table-row>
        <table:table-row>
          <table:table-cell table:style-name="CellGray">
            <text:p text:style-name="TableCellBold">Mouse wheel (Top Picks tab)</text:p>
          </table:table-cell>
          <table:table-cell table:style-name="CellGray">
            <text:p text:style-name="TableCell">Scroll through candidate cards</text:p>
          </table:table-cell>
        </table:table-row>
      </table:table>
      <text:p text:style-name="Spacer"/>
      <text:h text:outline-level="2" text:style-name="Heading2">File Locations</text:h>
      <table:table table:style-name="Tbl">
        <table:table-column table:style-name="C2a"/>
        <table:table-column table:style-name="C2b"/>
        <table:table-row>
          <table:table-cell table:style-name="CellHeader">
            <text:p text:style-name="TableHeader">File</text:p>
          </table:table-cell>
          <table:table-cell table:style-name="CellHeader">
            <text:p text:style-name="TableHeader">Location &amp; Purpose</text:p>
          </table:table-cell>
        </table:table-row>
        <table:table-row>
          <table:table-cell table:style-name="CellWhite">
            <text:p text:style-name="TableCellBold">Settings</text:p>
          </table:table-cell>
          <table:table-cell table:style-name="CellWhite">
            <text:p text:style-name="TableCell">~/.crypto_scanner_settings.ini — all Config and Alert settings, saved on app close</text:p>
          </table:table-cell>
        </table:table-row>
        <table:table-row>
          <table:table-cell table:style-name="CellGray">
            <text:p text:style-name="TableCellBold">Trades</text:p>
          </table:table-cell>
          <table:table-cell table:style-name="CellGray">
            <text:p text:style-name="TableCell">~/.crypto_scanner_trades.json — all trade records, loaded automatically on startup</text:p>
          </table:table-cell>
        </table:table-row>
        <table:table-row>
          <table:table-cell table:style-name="CellWhite">
            <text:p text:style-name="TableCellBold">Alert log</text:p>
          </table:table-cell>
          <table:table-cell table:style-name="CellWhite">
            <text:p text:style-name="TableCell">In-memory only — clears when app closes. Export individual alerts from the Alerts tab.</text:p>
          </table:table-cell>
        </table:table-row>
        <table:table-row>
          <table:table-cell table:style-name="CellGray">
            <text:p text:style-name="TableCellBold">Scan export</text:p>
          </table:table-cell>
          <table:table-cell table:style-name="CellGray">
            <text:p text:style-name="TableCell">Timestamped JSON file in your current directory when using Export Last Scan to JSON.</text:p>
          </table:table-cell>
        </table:table-row>
        <table:table-row>
          <table:table-cell table:style-name="CellWhite">
            <text:p text:style-name="TableCellBold">Trade CSV</text:p>
          </table:table-cell>
          <table:table-cell table:style-name="CellWhite">
            <text:p text:style-name="TableCell">Timestamped CSV file in your current directory when using Export CSV button.</text:p>
          </table:table-cell>
        </table:table-row>
      </table:table>
      <text:p text:style-name="Spacer"/>
      <text:p text:style-name="Spacer"/>
      <text:p text:style-name="InfoBox">Crypto Scalp Scanner v9  ·  Binance Spot Public API  ·  PyQt6  ·  Python 3.10+  ·  No API key required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>
    <style:style style:name="Title" style:family="paragraph" style:display-name="Title">
      <style:text-properties style:font-name="Liberation Sans" style:font-name-asian="Liberation Sans" style:font-name-complex="Liberation Sans" fo:font-family="sans-serif" fo:font-size="26pt" style:font-size-asian="26pt" style:font-size-complex="26pt" fo:color="#1A1A2E" fo:font-weight="bold"/>
      <style:paragraph-properties fo:margin-top="0.5cm" fo:margin-bottom="0.3cm" fo:margin-left="0cm" fo:margin-right="0cm" fo:text-align="center"/>
    </style:style>
    <style:style style:name="Subtitle" style:family="paragraph" style:display-name="Subtitle">
      <style:text-properties style:font-name="Liberation Sans" style:font-name-asian="Liberation Sans" style:font-name-complex="Liberation Sans" fo:font-family="sans-serif" fo:font-size="12pt" style:font-size-asian="12pt" style:font-size-complex="12pt" fo:color="#777777" fo:font-style="italic"/>
      <style:paragraph-properties fo:margin-top="0.1cm" fo:margin-bottom="0.6cm" fo:margin-left="0cm" fo:margin-right="0cm" fo:text-align="center"/>
    </style:style>
    <style:style style:name="Heading1" style:family="paragraph" style:display-name="Heading1">
      <style:text-properties style:font-name="Liberation Sans" style:font-name-asian="Liberation Sans" style:font-name-complex="Liberation Sans" fo:font-family="sans-serif" fo:font-size="16pt" style:font-size-asian="16pt" style:font-size-complex="16pt" fo:color="#FFFFFF" fo:font-weight="bold"/>
      <style:paragraph-properties fo:margin-top="0.6cm" fo:margin-bottom="0.25cm" fo:margin-left="0cm" fo:margin-right="0cm" fo:background-color="#1A3A5C" fo:padding="0.2cm"/>
    </style:style>
    <style:style style:name="Heading2" style:family="paragraph" style:display-name="Heading2">
      <style:text-properties style:font-name="Liberation Sans" style:font-name-asian="Liberation Sans" style:font-name-complex="Liberation Sans" fo:font-family="sans-serif" fo:font-size="13pt" style:font-size-asian="13pt" style:font-size-complex="13pt" fo:color="#0070C0" fo:font-weight="bold"/>
      <style:paragraph-properties fo:margin-top="0.5cm" fo:margin-bottom="0.15cm" fo:margin-left="0.3cm" fo:margin-right="0cm" fo:padding="0.05cm 0.05cm 0.05cm 0.3cm" fo:border-left="4pt solid #0070C0" fo:border-top="none" fo:border-right="none" fo:border-bottom="none"/>
    </style:style>
    <style:style style:name="Heading3" style:family="paragraph" style:display-name="Heading3">
      <style:text-properties style:font-name="Liberation Sans" style:font-name-asian="Liberation Sans" style:font-name-complex="Liberation Sans" fo:font-family="sans-serif" fo:font-size="11pt" style:font-size-asian="11pt" style:font-size-complex="11pt" fo:color="#1A1A2E" fo:font-weight="bold"/>
      <style:paragraph-properties fo:margin-top="0.35cm" fo:margin-bottom="0.1cm" fo:margin-left="0cm" fo:margin-right="0cm"/>
    </style:style>
    <style:style style:name="Body" style:family="paragraph" style:display-name="Body">
      <style:text-properties style:font-name="Liberation Sans" style:font-name-asian="Liberation Sans" style:font-name-complex="Liberation Sans" fo:font-family="sans-serif" fo:font-size="10pt" style:font-size-asian="10pt" style:font-size-complex="10pt" fo:color="#444444"/>
      <style:paragraph-properties fo:margin-top="0.05cm" fo:margin-bottom="0.15cm" fo:margin-left="0cm" fo:margin-right="0cm" fo:line-height="145%"/>
    </style:style>
    <style:style style:name="BodySmall" style:family="paragraph" style:display-name="BodySmall">
      <style:text-properties style:font-name="Liberation Sans" style:font-name-asian="Liberation Sans" style:font-name-complex="Liberation Sans" fo:font-family="sans-serif" fo:font-size="9pt" style:font-size-asian="9pt" style:font-size-complex="9pt" fo:color="#444444"/>
      <style:paragraph-properties fo:margin-top="0.05cm" fo:margin-bottom="0.1cm" fo:margin-left="0cm" fo:margin-right="0cm" fo:line-height="140%"/>
    </style:style>
    <style:style style:name="Caption" style:family="paragraph" style:display-name="Caption">
      <style:text-properties style:font-name="Liberation Sans" style:font-name-asian="Liberation Sans" style:font-name-complex="Liberation Sans" fo:font-family="sans-serif" fo:font-size="9pt" style:font-size-asian="9pt" style:font-size-complex="9pt" fo:color="#777777" fo:font-style="italic"/>
      <style:paragraph-properties fo:margin-top="0.1cm" fo:margin-bottom="0.3cm" fo:margin-left="0cm" fo:margin-right="0cm" fo:text-align="center"/>
    </style:style>
    <style:style style:name="Code" style:family="paragraph" style:display-name="Code">
      <style:text-properties style:font-name="Liberation Mono" style:font-name-asian="Liberation Mono" style:font-name-complex="Liberation Mono" fo:font-family="monospace" fo:font-size="9pt" style:font-size-asian="9pt" style:font-size-complex="9pt" fo:color="#1A5276"/>
      <style:paragraph-properties fo:margin-top="0.1cm" fo:margin-bottom="0.1cm" fo:margin-left="0.4cm" fo:margin-right="0.4cm" fo:background-color="#EBF5FB" fo:padding="0.15cm"/>
    </style:style>
    <style:style style:name="InfoBox" style:family="paragraph" style:display-name="InfoBox">
      <style:text-properties style:font-name="Liberation Sans" style:font-name-asian="Liberation Sans" style:font-name-complex="Liberation Sans" fo:font-family="sans-serif" fo:font-size="9.5pt" style:font-size-asian="9.5pt" style:font-size-complex="9.5pt" fo:color="#444444"/>
      <style:paragraph-properties fo:margin-top="0.2cm" fo:margin-bottom="0.2cm" fo:margin-left="0.1cm" fo:margin-right="0cm" fo:background-color="#E8F4FD" fo:line-height="145%" fo:padding="0.2cm" fo:border-left="3pt solid #0070C0" fo:border-top="none" fo:border-right="none" fo:border-bottom="none"/>
    </style:style>
    <style:style style:name="InfoBoxGreen" style:family="paragraph" style:display-name="InfoBoxGreen">
      <style:text-properties style:font-name="Liberation Sans" style:font-name-asian="Liberation Sans" style:font-name-complex="Liberation Sans" fo:font-family="sans-serif" fo:font-size="9.5pt" style:font-size-asian="9.5pt" style:font-size-complex="9.5pt" fo:color="#444444"/>
      <style:paragraph-properties fo:margin-top="0.2cm" fo:margin-bottom="0.2cm" fo:margin-left="0.1cm" fo:margin-right="0cm" fo:background-color="#EAF7F0" fo:line-height="145%" fo:padding="0.2cm" fo:border-left="3pt solid #107060" fo:border-top="none" fo:border-right="none" fo:border-bottom="none"/>
    </style:style>
    <style:style style:name="InfoBoxAmber" style:family="paragraph" style:display-name="InfoBoxAmber">
      <style:text-properties style:font-name="Liberation Sans" style:font-name-asian="Liberation Sans" style:font-name-complex="Liberation Sans" fo:font-family="sans-serif" fo:font-size="9.5pt" style:font-size-asian="9.5pt" style:font-size-complex="9.5pt" fo:color="#444444"/>
      <style:paragraph-properties fo:margin-top="0.2cm" fo:margin-bottom="0.2cm" fo:margin-left="0.1cm" fo:margin-right="0cm" fo:background-color="#FEF9E7" fo:line-height="145%" fo:padding="0.2cm" fo:border-left="3pt solid #7D6608" fo:border-top="none" fo:border-right="none" fo:border-bottom="none"/>
    </style:style>
    <style:style style:name="InfoBoxRed" style:family="paragraph" style:display-name="InfoBoxRed">
      <style:text-properties style:font-name="Liberation Sans" style:font-name-asian="Liberation Sans" style:font-name-complex="Liberation Sans" fo:font-family="sans-serif" fo:font-size="9.5pt" style:font-size-asian="9.5pt" style:font-size-complex="9.5pt" fo:color="#444444"/>
      <style:paragraph-properties fo:margin-top="0.2cm" fo:margin-bottom="0.2cm" fo:margin-left="0.1cm" fo:margin-right="0cm" fo:background-color="#FDEDEC" fo:line-height="145%" fo:padding="0.2cm" fo:border-left="3pt solid #C0392B" fo:border-top="none" fo:border-right="none" fo:border-bottom="none"/>
    </style:style>
    <style:style style:name="StepTitle" style:family="paragraph" style:display-name="StepTitle">
      <style:text-properties style:font-name="Liberation Sans" style:font-name-asian="Liberation Sans" style:font-name-complex="Liberation Sans" fo:font-family="sans-serif" fo:font-size="10.5pt" style:font-size-asian="10.5pt" style:font-size-complex="10.5pt" fo:color="#1A1A2E" fo:font-weight="bold"/>
      <style:paragraph-properties fo:margin-top="0.25cm" fo:margin-bottom="0.05cm" fo:margin-left="0cm" fo:margin-right="0cm"/>
    </style:style>
    <style:style style:name="StepBody" style:family="paragraph" style:display-name="StepBody">
      <style:text-properties style:font-name="Liberation Sans" style:font-name-asian="Liberation Sans" style:font-name-complex="Liberation Sans" fo:font-family="sans-serif" fo:font-size="9.5pt" style:font-size-asian="9.5pt" style:font-size-complex="9.5pt" fo:color="#777777"/>
      <style:paragraph-properties fo:margin-top="0cm" fo:margin-bottom="0.2cm" fo:margin-left="0.5cm" fo:margin-right="0cm" fo:line-height="140%"/>
    </style:style>
    <style:style style:name="TOCEntry1" style:family="paragraph" style:display-name="TOCEntry1">
      <style:text-properties style:font-name="Liberation Sans" style:font-name-asian="Liberation Sans" style:font-name-complex="Liberation Sans" fo:font-family="sans-serif" fo:font-size="10.5pt" style:font-size-asian="10.5pt" style:font-size-complex="10.5pt" fo:color="#0070C0"/>
      <style:paragraph-properties fo:margin-top="0.05cm" fo:margin-bottom="0.05cm" fo:margin-left="0.2cm" fo:margin-right="0cm"/>
    </style:style>
    <style:style style:name="Footer" style:family="paragraph" style:display-name="Footer">
      <style:text-properties style:font-name="Liberation Sans" style:font-name-asian="Liberation Sans" style:font-name-complex="Liberation Sans" fo:font-family="sans-serif" fo:font-size="8pt" style:font-size-asian="8pt" style:font-size-complex="8pt" fo:color="#777777"/>
      <style:paragraph-properties fo:margin-top="0cm" fo:margin-bottom="0cm" fo:margin-left="0cm" fo:margin-right="0cm" fo:text-align="center"/>
    </style:style>
    <style:style style:name="TableHeader" style:family="paragraph" style:display-name="TableHeader">
      <style:text-properties style:font-name="Liberation Sans" style:font-name-asian="Liberation Sans" style:font-name-complex="Liberation Sans" fo:font-family="sans-serif" fo:font-size="9pt" style:font-size-asian="9pt" style:font-size-complex="9pt" fo:color="#FFFFFF" fo:font-weight="bold"/>
      <style:paragraph-properties fo:margin-top="0cm" fo:margin-bottom="0cm" fo:margin-left="0cm" fo:margin-right="0cm" fo:text-align="left"/>
    </style:style>
    <style:style style:name="TableCell" style:family="paragraph" style:display-name="TableCell">
      <style:text-properties style:font-name="Liberation Sans" style:font-name-asian="Liberation Sans" style:font-name-complex="Liberation Sans" fo:font-family="sans-serif" fo:font-size="9pt" style:font-size-asian="9pt" style:font-size-complex="9pt" fo:color="#444444"/>
      <style:paragraph-properties fo:margin-top="0cm" fo:margin-bottom="0cm" fo:margin-left="0cm" fo:margin-right="0cm" fo:line-height="138%"/>
    </style:style>
    <style:style style:name="TableCellBold" style:family="paragraph" style:display-name="TableCellBold">
      <style:text-properties style:font-name="Liberation Sans" style:font-name-asian="Liberation Sans" style:font-name-complex="Liberation Sans" fo:font-family="sans-serif" fo:font-size="9pt" style:font-size-asian="9pt" style:font-size-complex="9pt" fo:color="#1A1A2E" fo:font-weight="bold"/>
      <style:paragraph-properties fo:margin-top="0cm" fo:margin-bottom="0cm" fo:margin-left="0cm" fo:margin-right="0cm"/>
    </style:style>
    <style:style style:name="TableCellCode" style:family="paragraph" style:display-name="TableCellCode">
      <style:text-properties style:font-name="Liberation Mono" style:font-name-asian="Liberation Mono" style:font-name-complex="Liberation Mono" fo:font-family="monospace" fo:font-size="8.5pt" style:font-size-asian="8.5pt" style:font-size-complex="8.5pt" fo:color="#1A5276"/>
      <style:paragraph-properties fo:margin-top="0cm" fo:margin-bottom="0cm" fo:margin-left="0cm" fo:margin-right="0cm"/>
    </style:style>
    <style:style style:name="Spacer" style:family="paragraph" style:display-name="Spacer">
      <style:text-properties style:font-name="Liberation Sans" style:font-name-asian="Liberation Sans" style:font-name-complex="Liberation Sans" fo:font-family="sans-serif" fo:font-size="4pt" style:font-size-asian="4pt" style:font-size-complex="4pt" fo:color="#444444"/>
      <style:paragraph-properties fo:margin-top="0cm" fo:margin-bottom="0cm" fo:margin-left="0cm" fo:margin-right="0cm"/>
    </style:style>
    <style:style style:name="Bold" style:family="text" style:display-name="Bold">
      <style:text-properties fo:font-weight="bold"/>
    </style:style>
    <style:style style:name="BoldBlue" style:family="text" style:display-name="BoldBlue">
      <style:text-properties fo:font-weight="bold" fo:color="#0070C0"/>
    </style:style>
    <style:style style:name="BoldGreen" style:family="text" style:display-name="BoldGreen">
      <style:text-properties fo:font-weight="bold" fo:color="#107060"/>
    </style:style>
    <style:style style:name="BoldRed" style:family="text" style:display-name="BoldRed">
      <style:text-properties fo:font-weight="bold" fo:color="#C0392B"/>
    </style:style>
    <style:style style:name="BoldAmber" style:family="text" style:display-name="BoldAmber">
      <style:text-properties fo:font-weight="bold" fo:color="#7D6608"/>
    </style:style>
    <style:style style:name="Mono" style:family="text" style:display-name="Mono">
      <style:text-properties fo:font-size="9pt" fo:color="#1A5276" fo:background-color="#EBF5FB" style:font-name="Liberation Mono" style:font-name-asian="Liberation Mono" style:font-name-complex="Liberation Mono"/>
    </style:style>
    <style:style style:name="Dim" style:family="text" style:display-name="Dim">
      <style:text-properties fo:color="#777777"/>
    </style:style>
    <style:style style:name="White" style:family="text" style:display-name="White">
      <style:text-properties fo:font-weight="bold" fo:color="#FFFFFF"/>
    </style:style>
    <style:style style:name="Graphics" style:family="graphic" style:display-name="Graphics">
      <style:graphic-properties style:vertical-pos="top" style:vertical-rel="baseline" style:horizontal-pos="center" style:horizontal-rel="paragraph"/>
    </style:style>
  </office:styles>
  <office:automatic-styles>
    <style:page-layout style:name="PageLayout">
      <style:page-layout-properties fo:margin="2.000cm" fo:page-width="21.000cm" fo:page-height="29.700cm" style:print-orientation="portrait" fo:background-color="#FFFFFF"/>
    </style:page-layout>
  </office:automatic-styles>
  <office:master-styles>
    <style:master-page style:name="Standard" style:page-layout-name="PageLayout" style:display-name="Standard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